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  <style:map style:condition="cell-content()=&quot;cosmicRad&quot;" style:apply-style-name="Untitled1" style:base-cell-address="'Hot Core'.A1"/>
      <style:map style:condition="cell-content()=&quot;gasTemp&quot;" style:apply-style-name="Untitled4" style:base-cell-address="'Hot Core'.A1"/>
      <style:map style:condition="cell-content()=&quot;Time&quot;" style:apply-style-name="Untitled6" style:base-cell-address="'Hot Core'.A1"/>
      <style:map style:condition="cell-content()=&quot;bulk CH3OH&quot;" style:apply-style-name="Untitled13" style:base-cell-address="'Hot Core'.A1"/>
      <style:map style:condition="cell-content()=&quot;bulk SiO&quot;" style:apply-style-name="Untitled14" style:base-cell-address="'Hot Core'.A1"/>
      <style:map style:condition="cell-content()=&quot;gas SiO&quot;" style:apply-style-name="Untitled15" style:base-cell-address="'Hot Core'.A1"/>
      <style:map style:condition="cell-content()=&quot;gas CH3OH&quot;" style:apply-style-name="Untitled16" style:base-cell-address="'Hot Core'.A1"/>
      <style:map style:condition="cell-content()=&quot;surface CH3OH&quot;" style:apply-style-name="Untitled17" style:base-cell-address="'Hot Core'.A1"/>
      <style:map style:condition="cell-content()=&quot;surface SiO&quot;" style:apply-style-name="Untitled18" style:base-cell-address="'Hot Core'.A1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Hot Core'.A1"/>
      <style:map style:condition="cell-content()=&quot;gasTemp&quot;" style:apply-style-name="Untitled4" style:base-cell-address="'Hot Core'.A1"/>
      <style:map style:condition="cell-content()=&quot;Time&quot;" style:apply-style-name="Untitled6" style:base-cell-address="'Hot Core'.A1"/>
      <style:map style:condition="cell-content()=&quot;bulk CH3OH&quot;" style:apply-style-name="Untitled13" style:base-cell-address="'Hot Core'.A1"/>
      <style:map style:condition="cell-content()=&quot;bulk SiO&quot;" style:apply-style-name="Untitled14" style:base-cell-address="'Hot Core'.A1"/>
      <style:map style:condition="cell-content()=&quot;gas SiO&quot;" style:apply-style-name="Untitled15" style:base-cell-address="'Hot Core'.A1"/>
      <style:map style:condition="cell-content()=&quot;gas CH3OH&quot;" style:apply-style-name="Untitled16" style:base-cell-address="'Hot Core'.A1"/>
      <style:map style:condition="cell-content()=&quot;surface CH3OH&quot;" style:apply-style-name="Untitled17" style:base-cell-address="'Hot Core'.A1"/>
      <style:map style:condition="cell-content()=&quot;surface SiO&quot;" style:apply-style-name="Untitled18" style:base-cell-address="'Hot Core'.A1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Hot Core'.A1"/>
      <style:map style:condition="cell-content()=&quot;gasTemp&quot;" style:apply-style-name="Untitled4" style:base-cell-address="'Hot Core'.A1"/>
      <style:map style:condition="cell-content()=&quot;Time&quot;" style:apply-style-name="Untitled6" style:base-cell-address="'Hot Core'.A1"/>
      <style:map style:condition="cell-content()=&quot;bulk CH3OH&quot;" style:apply-style-name="Untitled13" style:base-cell-address="'Hot Core'.A1"/>
      <style:map style:condition="cell-content()=&quot;bulk SiO&quot;" style:apply-style-name="Untitled14" style:base-cell-address="'Hot Core'.A1"/>
      <style:map style:condition="cell-content()=&quot;gas SiO&quot;" style:apply-style-name="Untitled15" style:base-cell-address="'Hot Core'.A1"/>
      <style:map style:condition="cell-content()=&quot;gas CH3OH&quot;" style:apply-style-name="Untitled16" style:base-cell-address="'Hot Core'.A1"/>
      <style:map style:condition="cell-content()=&quot;surface CH3OH&quot;" style:apply-style-name="Untitled17" style:base-cell-address="'Hot Core'.A1"/>
      <style:map style:condition="cell-content()=&quot;surface SiO&quot;" style:apply-style-name="Untitled18" style:base-cell-address="'Hot Core'.A1"/>
    </style:style>
    <style:style style:name="ce4" style:family="table-cell" style:parent-style-name="Default">
      <style:map style:condition="cell-content()=&quot;cosmicRad&quot;" style:apply-style-name="Untitled1" style:base-cell-address="'Hot Core'.A1"/>
      <style:map style:condition="cell-content()=&quot;gasTemp&quot;" style:apply-style-name="Untitled4" style:base-cell-address="'Hot Core'.A1"/>
      <style:map style:condition="cell-content()=&quot;Time&quot;" style:apply-style-name="Untitled6" style:base-cell-address="'Hot Core'.A1"/>
      <style:map style:condition="cell-content()=&quot;bulk CH3OH&quot;" style:apply-style-name="Untitled13" style:base-cell-address="'Hot Core'.A1"/>
      <style:map style:condition="cell-content()=&quot;bulk SiO&quot;" style:apply-style-name="Untitled14" style:base-cell-address="'Hot Core'.A1"/>
      <style:map style:condition="cell-content()=&quot;gas SiO&quot;" style:apply-style-name="Untitled15" style:base-cell-address="'Hot Core'.A1"/>
      <style:map style:condition="cell-content()=&quot;gas CH3OH&quot;" style:apply-style-name="Untitled16" style:base-cell-address="'Hot Core'.A1"/>
      <style:map style:condition="cell-content()=&quot;surface CH3OH&quot;" style:apply-style-name="Untitled17" style:base-cell-address="'Hot Core'.A1"/>
      <style:map style:condition="cell-content()=&quot;surface SiO&quot;" style:apply-style-name="Untitled18" style:base-cell-address="'Hot Core'.A1"/>
    </style:style>
    <style:style style:name="ce5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Hot Core'.A1"/>
      <style:map style:condition="cell-content()=&quot;gasTemp&quot;" style:apply-style-name="Untitled4" style:base-cell-address="'Hot Core'.A1"/>
      <style:map style:condition="cell-content()=&quot;Time&quot;" style:apply-style-name="Untitled6" style:base-cell-address="'Hot Core'.A1"/>
      <style:map style:condition="cell-content()=&quot;bulk CH3OH&quot;" style:apply-style-name="Untitled13" style:base-cell-address="'Hot Core'.A1"/>
      <style:map style:condition="cell-content()=&quot;bulk SiO&quot;" style:apply-style-name="Untitled14" style:base-cell-address="'Hot Core'.A1"/>
      <style:map style:condition="cell-content()=&quot;gas SiO&quot;" style:apply-style-name="Untitled15" style:base-cell-address="'Hot Core'.A1"/>
      <style:map style:condition="cell-content()=&quot;gas CH3OH&quot;" style:apply-style-name="Untitled16" style:base-cell-address="'Hot Core'.A1"/>
      <style:map style:condition="cell-content()=&quot;surface CH3OH&quot;" style:apply-style-name="Untitled17" style:base-cell-address="'Hot Core'.A1"/>
      <style:map style:condition="cell-content()=&quot;surface SiO&quot;" style:apply-style-name="Untitled18" style:base-cell-address="'Hot Core'.A1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1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  <style:style style:name="ce13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 fo:font-style="normal" style:font-style-asian="normal" style:font-style-complex="normal"/>
      <style:map style:condition="cell-content()=&quot;cosmicRad&quot;" style:apply-style-name="Untitled1" style:base-cell-address="'C Shock'.A1"/>
      <style:map style:condition="cell-content()=&quot;gasTemp&quot;" style:apply-style-name="Untitled4" style:base-cell-address="'C Shock'.A1"/>
      <style:map style:condition="cell-content()=&quot;Time&quot;" style:apply-style-name="Untitled6" style:base-cell-address="'C Shock'.A1"/>
      <style:map style:condition="cell-content()=&quot;bulk CH3OH&quot;" style:apply-style-name="Untitled13" style:base-cell-address="'C Shock'.A1"/>
      <style:map style:condition="cell-content()=&quot;bulk SiO&quot;" style:apply-style-name="Untitled14" style:base-cell-address="'C Shock'.A1"/>
      <style:map style:condition="cell-content()=&quot;gas SiO&quot;" style:apply-style-name="Untitled15" style:base-cell-address="'C Shock'.A1"/>
      <style:map style:condition="cell-content()=&quot;gas CH3OH&quot;" style:apply-style-name="Untitled16" style:base-cell-address="'C Shock'.A1"/>
      <style:map style:condition="cell-content()=&quot;surface CH3OH&quot;" style:apply-style-name="Untitled17" style:base-cell-address="'C Shock'.A1"/>
      <style:map style:condition="cell-content()=&quot;surface SiO&quot;" style:apply-style-name="Untitled18" style:base-cell-address="'C Shock'.A1"/>
      <style:map style:condition="cell-content()=&quot;Density&quot;" style:apply-style-name="Untitled19" style:base-cell-address="'C Shock'.A1"/>
      <style:map style:condition="cell-content()=&quot;av&quot;" style:apply-style-name="Untitled20" style:base-cell-address="'C Shock'.A1"/>
    </style:style>
  </office:automatic-styles>
  <office:body>
    <office:spreadsheet>
      <table:calculation-settings table:automatic-find-labels="false" table:use-regular-expressions="false" table:use-wildcards="true"/>
      <table:table table:name="Hot Cor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 scale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 scale</text:p>
          </table:table-cell>
          <table:table-cell table:style-name="ce1" office:value-type="string" calcext:value-type="string">
            <text:p>correlation coefficient </text:p>
          </table:table-cell>
        </table:table-row>
        <table:table-row table:style-name="ro1">
          <table:table-cell office:value-type="string" calcext:value-type="string">
            <text:p>bulk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99" calcext:value-type="float">
            <text:p>0.99</text:p>
          </table:table-cell>
        </table:table-row>
        <table:table-row table:style-name="ro1" table:visibility="filter"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78" calcext:value-type="float">
            <text:p>-0.78</text:p>
          </table:table-cell>
        </table:table-row>
        <table:table-row table:style-name="ro1">
          <table:table-cell office:value-type="string" calcext:value-type="string">
            <text:p>bulk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 SiO</text:p>
          </table:table-cell>
          <table:table-cell office:value-type="string" calcext:value-type="string">
            <text:p>linear</text:p>
          </table:table-cell>
          <table:table-cell table:style-name="ce2" office:value-type="float" office:value="-0.78" calcext:value-type="float">
            <text:p>-0.78</text:p>
          </table:table-cell>
        </table:table-row>
        <table:table-row table:style-name="ro1" table:visibility="filter"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62" calcext:value-type="float">
            <text:p>-0.62</text:p>
          </table:table-cell>
        </table:table-row>
        <table:table-row table:style-name="ro1" table:visibility="filter"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bulk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inear</text:p>
          </table:table-cell>
          <table:table-cell table:style-name="ce2" office:value-type="float" office:value="-0.82" calcext:value-type="float">
            <text:p>-0.82</text:p>
          </table:table-cell>
        </table:table-row>
        <table:table-row table:style-name="ro1">
          <table:table-cell office:value-type="string" calcext:value-type="string">
            <text:p>bulk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72" calcext:value-type="float">
            <text:p>0.72</text:p>
          </table:table-cell>
        </table:table-row>
        <table:table-row table:style-name="ro1" table:visibility="filter"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surface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68" calcext:value-type="float">
            <text:p>0.68</text:p>
          </table:table-cell>
        </table:table-row>
        <table:table-row table:style-name="ro1" table:visibility="filter"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53" calcext:value-type="float">
            <text:p>-0.53</text:p>
          </table:table-cell>
        </table:table-row>
        <table:table-row table:style-name="ro1">
          <table:table-cell office:value-type="string" calcext:value-type="string">
            <text:p>bulk CH3O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66" calcext:value-type="float">
            <text:p>-0.66</text:p>
          </table:table-cell>
        </table:table-row>
        <table:table-row table:style-name="ro1">
          <table:table-cell office:value-type="string" calcext:value-type="string">
            <text:p>bulk Si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osmicRad</text:p>
          </table:table-cell>
          <table:table-cell office:value-type="string" calcext:value-type="string">
            <text:p>linear</text:p>
          </table:table-cell>
          <table:table-cell table:style-name="ce2" office:value-type="float" office:value="-0.51" calcext:value-type="float">
            <text:p>-0.51</text:p>
          </table:table-cell>
        </table:table-row>
        <table:table-row table:style-name="ro1" table:visibility="filter"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cosmicRad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51" calcext:value-type="float">
            <text:p>-0.51</text:p>
          </table:table-cell>
        </table:table-row>
        <table:table-row table:style-name="ro1" table:visibility="filter"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79" calcext:value-type="float">
            <text:p>-0.79</text:p>
          </table:table-cell>
        </table:table-row>
        <table:table-row table:style-name="ro1"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near</text:p>
          </table:table-cell>
          <table:table-cell table:style-name="ce2" office:value-type="float" office:value="-0.54" calcext:value-type="float">
            <text:p>-0.54</text:p>
          </table:table-cell>
        </table:table-row>
        <table:table-row table:style-name="ro1" table:visibility="filter">
          <table:table-cell table:style-name="ce3" office:value-type="string" calcext:value-type="string">
            <text:p>gas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cosmicRad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gas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cosmicRad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gas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gas Si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77" calcext:value-type="float">
            <text:p>-0.77</text:p>
          </table:table-cell>
        </table:table-row>
        <table:table-row table:style-name="ro1">
          <table:table-cell office:value-type="string" calcext:value-type="string">
            <text:p>gas Si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inear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 table:visibility="filter"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75" calcext:value-type="float">
            <text:p>0.75</text:p>
          </table:table-cell>
        </table:table-row>
        <table:table-row table:style-name="ro1" table:visibility="filter"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7" calcext:value-type="float">
            <text:p>0.7</text:p>
          </table:table-cell>
        </table:table-row>
        <table:table-row table:style-name="ro1" table:visibility="filter"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gas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83" calcext:value-type="float">
            <text:p>-0.83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bulk CH3OH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77" calcext:value-type="float">
            <text:p>0.77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62" calcext:value-type="float">
            <text:p>0.62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bulk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84" calcext:value-type="float">
            <text:p>0.84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62" calcext:value-type="float">
            <text:p>0.62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57" calcext:value-type="float">
            <text:p>0.57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 CH3OH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72" calcext:value-type="float">
            <text:p>0.72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gas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59" calcext:value-type="float">
            <text:p>0.59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51" calcext:value-type="float">
            <text:p>-0.51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62" calcext:value-type="float">
            <text:p>-0.62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gas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63" calcext:value-type="float">
            <text:p>-0.63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62" calcext:value-type="float">
            <text:p>-0.62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-0.64" calcext:value-type="float">
            <text:p>-0.64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66" calcext:value-type="float">
            <text:p>-0.66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94" calcext:value-type="float">
            <text:p>0.94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surface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float" office:value="0.83" calcext:value-type="float">
            <text:p>0.83</text:p>
          </table:table-cell>
        </table:table-row>
        <table:table-row table:style-name="ro1" table:visibility="filter">
          <table:table-cell table:style-name="ce3" office:value-type="string" calcext:value-type="string">
            <text:p>surface CH3OH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52" calcext:value-type="float">
            <text:p>-0.52</text:p>
          </table:table-cell>
        </table:table-row>
        <table:table-row table:style-name="ro1">
          <table:table-cell office:value-type="string" calcext:value-type="string">
            <text:p>surface CH3OH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58" calcext:value-type="float">
            <text:p>-0.58</text:p>
          </table:table-cell>
        </table:table-row>
        <table:table-row table:style-name="ro1"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bulk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0.77" calcext:value-type="float">
            <text:p>0.77</text:p>
          </table:table-cell>
        </table:table-row>
        <table:table-row table:style-name="ro1" table:visibility="filter">
          <table:table-cell table:style-name="ce3" office:value-type="string" calcext:value-type="string">
            <text:p>surface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bulk SiO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 SiO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51" calcext:value-type="float">
            <text:p>-0.51</text:p>
          </table:table-cell>
        </table:table-row>
        <table:table-row table:style-name="ro1" table:visibility="filter">
          <table:table-cell table:style-name="ce3" office:value-type="string" calcext:value-type="string">
            <text:p>surface SiO</text:p>
          </table:table-cell>
          <table:table-cell table:style-name="ce3" office:value-type="string" calcext:value-type="string">
            <text:p>log10</text:p>
          </table:table-cell>
          <table:table-cell table:style-name="ce3" office:value-type="string" calcext:value-type="string">
            <text:p>gasTemp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float" office:value="-0.55" calcext:value-type="float">
            <text:p>-0.55</text:p>
          </table:table-cell>
        </table:table-row>
        <table:table-row table:style-name="ro1">
          <table:table-cell office:value-type="string" calcext:value-type="string">
            <text:p>surface SiO</text:p>
          </table:table-cell>
          <table:table-cell office:value-type="string" calcext:value-type="string">
            <text:p>log10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10</text:p>
          </table:table-cell>
          <table:table-cell table:style-name="ce2" office:value-type="float" office:value="-0.63" calcext:value-type="float">
            <text:p>-0.63</text:p>
          </table:table-cell>
        </table:table-row>
        <table:table-row table:style-name="ro1">
          <table:table-cell table:style-name="ce4" table:number-columns-repeated="5"/>
        </table:table-row>
        <table:table-row table:style-name="ro1" table:number-rows-repeated="4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@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@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iO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@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asTemp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@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@CH3OH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@SiO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cosmicRad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ime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osmicRad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gasTemp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@CH3OH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H3OH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CH3OH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@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office:value-type="string" calcext:value-type="string">
            <text:p>#Si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gasTemp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formula="of:=COM.MICROSOFT.TEXTJOIN(&quot;','&quot;;;[.A56:.A78])" office:value-type="string" office:string-value="@CH3OH','@CH3OH','@CH3OH','@CH3OH','@CH3OH','@SiO','@SiO','@SiO','CH3OH','CH3OH','SiO','SiO','SiO','#CH3OH','#CH3OH','#CH3OH','#CH3OH','#CH3OH','#CH3OH','#CH3OH','#SiO','#SiO','#SiO" calcext:value-type="string">
            <text:p>@CH3OH','@CH3OH','@CH3OH','@CH3OH','@CH3OH','@SiO','@SiO','@SiO','CH3OH','CH3OH','SiO','SiO','SiO','#CH3OH','#CH3OH','#CH3OH','#CH3OH','#CH3OH','#CH3OH','#CH3OH','#SiO','#SiO','#SiO</text:p>
          </table:table-cell>
          <table:table-cell table:style-name="Default" table:formula="of:=COM.MICROSOFT.TEXTJOIN(&quot;','&quot;;;[.B56:.B78])" office:value-type="string" office:string-value="log','log','log','log','0','0','log','log','log','log','0','0','log','log','log','log','0','0','log','0','log','log','log" calcext:value-type="string">
            <text:p>log','log','log','log','0','0','log','log','log','log','0','0','log','log','log','log','0','0','log','0','log','log','log</text:p>
          </table:table-cell>
          <table:table-cell table:style-name="Default" table:formula="of:=COM.MICROSOFT.TEXTJOIN(&quot;','&quot;;;[.C56:.C78])" office:value-type="string" office:string-value="@SiO','SiO','gasTemp','#SiO','Time','cosmicRad','gasTemp','Time','cosmicRad','#SiO','@SiO','gasTemp','Time','@CH3OH','@SiO','CH3OH','SiO','gasTemp','#SiO','Time','@SiO','SiO','gasTemp" calcext:value-type="string">
            <text:p>@SiO','SiO','gasTemp','#SiO','Time','cosmicRad','gasTemp','Time','cosmicRad','#SiO','@SiO','gasTemp','Time','@CH3OH','@SiO','CH3OH','SiO','gasTemp','#SiO','Time','@SiO','SiO','gasTemp</text:p>
          </table:table-cell>
          <table:table-cell table:style-name="Default" table:formula="of:=COM.MICROSOFT.TEXTJOIN(&quot;','&quot;;;[.D56:.D78])" office:value-type="string" office:string-value="log','0','0','log','log','0','log','0','log','log','log','0','log','log','log','log','log','log','log','log','log','log','log" calcext:value-type="string">
            <text:p>log','0','0','log','log','0','log','0','log','log','log','0','log','log','log','log','log','log','log','log','log','log','log</text:p>
          </table:table-cell>
          <table:table-cell/>
        </table:table-row>
        <table:table-row table:style-name="ro1">
          <table:table-cell table:style-name="Default" table:formula="of:=COM.MICROSOFT.CONCAT(&quot;['&quot;;[.A80];&quot;']&quot;)" office:value-type="string" office:string-value="['@CH3OH','@CH3OH','@CH3OH','@CH3OH','@CH3OH','@SiO','@SiO','@SiO','CH3OH','CH3OH','SiO','SiO','SiO','#CH3OH','#CH3OH','#CH3OH','#CH3OH','#CH3OH','#CH3OH','#CH3OH','#SiO','#SiO','#SiO']" calcext:value-type="string">
            <text:p>['@CH3OH','@CH3OH','@CH3OH','@CH3OH','@CH3OH','@SiO','@SiO','@SiO','CH3OH','CH3OH','SiO','SiO','SiO','#CH3OH','#CH3OH','#CH3OH','#CH3OH','#CH3OH','#CH3OH','#CH3OH','#SiO','#SiO','#SiO']</text:p>
          </table:table-cell>
          <table:table-cell table:style-name="Default" table:formula="of:=COM.MICROSOFT.CONCAT(&quot;['&quot;;[.B80];&quot;']&quot;)" office:value-type="string" office:string-value="['log','log','log','log','0','0','log','log','log','log','0','0','log','log','log','log','0','0','log','0','log','log','log']" calcext:value-type="string">
            <text:p>['log','log','log','log','0','0','log','log','log','log','0','0','log','log','log','log','0','0','log','0','log','log','log']</text:p>
          </table:table-cell>
          <table:table-cell table:style-name="Default" table:formula="of:=COM.MICROSOFT.CONCAT(&quot;['&quot;;[.C80];&quot;']&quot;)" office:value-type="string" office:string-value="['@SiO','SiO','gasTemp','#SiO','Time','cosmicRad','gasTemp','Time','cosmicRad','#SiO','@SiO','gasTemp','Time','@CH3OH','@SiO','CH3OH','SiO','gasTemp','#SiO','Time','@SiO','SiO','gasTemp']" calcext:value-type="string">
            <text:p>['@SiO','SiO','gasTemp','#SiO','Time','cosmicRad','gasTemp','Time','cosmicRad','#SiO','@SiO','gasTemp','Time','@CH3OH','@SiO','CH3OH','SiO','gasTemp','#SiO','Time','@SiO','SiO','gasTemp']</text:p>
          </table:table-cell>
          <table:table-cell table:style-name="Default" table:formula="of:=COM.MICROSOFT.CONCAT(&quot;['&quot;;[.D80];&quot;']&quot;)" office:value-type="string" office:string-value="['log','0','0','log','log','0','log','0','log','log','log','0','log','log','log','log','log','log','log','log','log','log','log']" calcext:value-type="string">
            <text:p>['log','0','0','log','log','0','log','0','log','log','log','0','log','log','log','log','log','log','log','log','log','log','log']</text:p>
          </table:table-cell>
          <table:table-cell/>
        </table:table-row>
        <calcext:conditional-formats>
          <calcext:conditional-format calcext:target-range-address="'Hot Core'.A1:'Hot Core'.E51 'Hot Core'.A56:'Hot Core'.D78">
            <calcext:condition calcext:apply-style-name="Untitled1" calcext:value="=&quot;cosmicRad&quot;" calcext:base-cell-address="'Hot Core'.A1"/>
            <calcext:condition calcext:apply-style-name="Untitled4" calcext:value="=&quot;gasTemp&quot;" calcext:base-cell-address="'Hot Core'.A1"/>
            <calcext:condition calcext:apply-style-name="Untitled6" calcext:value="=&quot;Time&quot;" calcext:base-cell-address="'Hot Core'.A1"/>
            <calcext:condition calcext:apply-style-name="Untitled13" calcext:value="=&quot;bulk CH3OH&quot;" calcext:base-cell-address="'Hot Core'.A1"/>
            <calcext:condition calcext:apply-style-name="Untitled14" calcext:value="=&quot;bulk SiO&quot;" calcext:base-cell-address="'Hot Core'.A1"/>
            <calcext:condition calcext:apply-style-name="Untitled15" calcext:value="=&quot;gas SiO&quot;" calcext:base-cell-address="'Hot Core'.A1"/>
            <calcext:condition calcext:apply-style-name="Untitled16" calcext:value="=&quot;gas CH3OH&quot;" calcext:base-cell-address="'Hot Core'.A1"/>
            <calcext:condition calcext:apply-style-name="Untitled17" calcext:value="=&quot;surface CH3OH&quot;" calcext:base-cell-address="'Hot Core'.A1"/>
            <calcext:condition calcext:apply-style-name="Untitled18" calcext:value="=&quot;surface SiO&quot;" calcext:base-cell-address="'Hot Core'.A1"/>
          </calcext:conditional-format>
        </calcext:conditional-formats>
      </table:table>
      <table:table table:name="C Shock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default-cell-style-name="ce9"/>
        <table:table-column table:style-name="co5" table:number-columns-repeated="16379" table:default-cell-style-name="ce9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x scale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y scale</text:p>
          </table:table-cell>
          <table:table-cell table:style-name="ce6" office:value-type="string" calcext:value-type="string">
            <text:p>correlation coefficient 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ulk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bulk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ulk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bulk SiO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float" office:value="0.55" calcext:value-type="float">
            <text:p>0.55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ulk CH3OH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string" calcext:value-type="string">
            <text:p>gasTemp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-0.61" calcext:value-type="float">
            <text:p>-0.61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ulk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gasTemp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-0.92" calcext:value-type="float">
            <text:p>-0.92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ulk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surface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bulk SiO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string" calcext:value-type="string">
            <text:p>gasTemp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-0.6" calcext:value-type="float">
            <text:p>-0.6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bulk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gasTemp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-0.89" calcext:value-type="float">
            <text:p>-0.89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gas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av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58" calcext:value-type="float">
            <text:p>0.58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gas CH3OH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string" calcext:value-type="string">
            <text:p>cosmicRad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float" office:value="-0.53" calcext:value-type="float">
            <text:p>-0.53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gas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cosmicRad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float" office:value="-0.53" calcext:value-type="float">
            <text:p>-0.53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gas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Density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6" calcext:value-type="float">
            <text:p>0.6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gas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gas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gas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gas SiO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bulk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bulk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0.76" calcext:value-type="float">
            <text:p>0.76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bulk CH3OH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float" office:value="0.61" calcext:value-type="float">
            <text:p>0.61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bulk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7" calcext:value-type="float">
            <text:p>0.97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bulk SiO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CH3OH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string" calcext:value-type="string">
            <text:p>gasTemp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float" office:value="-0.5" calcext:value-type="float">
            <text:p>-0.5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CH3OH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string" calcext:value-type="string">
            <text:p>gasTemp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-0.63" calcext:value-type="float">
            <text:p>-0.63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gasTemp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-0.92" calcext:value-type="float">
            <text:p>-0.92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CH3OH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surface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bulk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0.97" calcext:value-type="float">
            <text:p>0.97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>
            <text:p>surface SiO</text:p>
          </table:table-cell>
          <table:table-cell table:style-name="ce8" office:value-type="string" calcext:value-type="string">
            <text:p>log10</text:p>
          </table:table-cell>
          <table:table-cell table:style-name="ce8" office:value-type="string" calcext:value-type="string">
            <text:p>gasTemp</text:p>
          </table:table-cell>
          <table:table-cell table:style-name="ce8" office:value-type="string" calcext:value-type="string">
            <text:p>linear</text:p>
          </table:table-cell>
          <table:table-cell table:style-name="ce8" office:value-type="float" office:value="-0.61" calcext:value-type="float">
            <text:p>-0.61</text:p>
          </table:table-cell>
          <table:table-cell table:number-columns-repeated="16379"/>
        </table:table-row>
        <table:table-row table:style-name="ro1">
          <table:table-cell table:style-name="ce7" office:value-type="string" calcext:value-type="string">
            <text:p>surface SiO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string" calcext:value-type="string">
            <text:p>gasTemp</text:p>
          </table:table-cell>
          <table:table-cell table:style-name="ce7" office:value-type="string" calcext:value-type="string">
            <text:p>log10</text:p>
          </table:table-cell>
          <table:table-cell table:style-name="ce7" office:value-type="float" office:value="-0.88" calcext:value-type="float">
            <text:p>-0.88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0" office:value-type="string" calcext:value-type="string">
            <text:p>@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@SiO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@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gasTemp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@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#SiO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@Si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gasTemp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gas 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av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gas CH3OH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cosmicRad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gas 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Density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gas 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gas SiO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#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@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#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@SiO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#CH3OH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gasTemp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1" office:value-type="string" calcext:value-type="string">
            <text:p>#CH3OH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#SiO</text:p>
          </table:table-cell>
          <table:table-cell table:style-name="ce13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#Si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@SiO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style-name="ce10" office:value-type="string" calcext:value-type="string">
            <text:p>#Si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gasTemp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formula="of:=COM.MICROSOFT.TEXTJOIN(&quot;','&quot;;;[.A30:.A43])" office:value-type="string" office:string-value="@CH3OH','@CH3OH','@CH3OH','@SiO','gas CH3OH','gas CH3OH','gas CH3OH','gas CH3OH','#CH3OH','#CH3OH','#CH3OH','#CH3OH','#SiO','#SiO" calcext:value-type="string">
            <text:p>@CH3OH','@CH3OH','@CH3OH','@SiO','gas CH3OH','gas CH3OH','gas CH3OH','gas CH3OH','#CH3OH','#CH3OH','#CH3OH','#CH3OH','#SiO','#SiO</text:p>
          </table:table-cell>
          <table:table-cell table:formula="of:=COM.MICROSOFT.TEXTJOIN(&quot;','&quot;;;[.B30:.B43])" office:value-type="string" office:string-value="1','1','1','1','1','0','1','1','1','1','1','1','1','1" calcext:value-type="string">
            <text:p>1','1','1','1','1','0','1','1','1','1','1','1','1','1</text:p>
          </table:table-cell>
          <table:table-cell table:formula="of:=COM.MICROSOFT.TEXTJOIN(&quot;','&quot;;;[.C30:.C43])" office:value-type="string" office:string-value="@SiO','gasTemp','#SiO','gasTemp','av','cosmicRad','Density','gas SiO','@CH3OH','@SiO','gasTemp','#SiO','@SiO','gasTemp" calcext:value-type="string">
            <text:p>@SiO','gasTemp','#SiO','gasTemp','av','cosmicRad','Density','gas SiO','@CH3OH','@SiO','gasTemp','#SiO','@SiO','gasTemp</text:p>
          </table:table-cell>
          <table:table-cell table:formula="of:=COM.MICROSOFT.TEXTJOIN(&quot;','&quot;;;[.D30:.D43])" office:value-type="string" office:string-value="1','1','1','1','1','0','1','1','1','1','1','1','1','1" calcext:value-type="string">
            <text:p>1','1','1','1','1','0','1','1','1','1','1','1','1','1</text:p>
          </table:table-cell>
          <table:table-cell table:number-columns-repeated="16380"/>
        </table:table-row>
        <table:table-row table:style-name="ro1">
          <table:table-cell table:formula="of:=COM.MICROSOFT.CONCAT(&quot;['&quot;;[.A45];&quot;']&quot;)" office:value-type="string" office:string-value="['@CH3OH','@CH3OH','@CH3OH','@SiO','gas CH3OH','gas CH3OH','gas CH3OH','gas CH3OH','#CH3OH','#CH3OH','#CH3OH','#CH3OH','#SiO','#SiO']" calcext:value-type="string">
            <text:p>['@CH3OH','@CH3OH','@CH3OH','@SiO','gas CH3OH','gas CH3OH','gas CH3OH','gas CH3OH','#CH3OH','#CH3OH','#CH3OH','#CH3OH','#SiO','#SiO']</text:p>
          </table:table-cell>
          <table:table-cell table:formula="of:=COM.MICROSOFT.CONCAT(&quot;['&quot;;[.B45];&quot;']&quot;)" office:value-type="string" office:string-value="['1','1','1','1','1','0','1','1','1','1','1','1','1','1']" calcext:value-type="string">
            <text:p>['1','1','1','1','1','0','1','1','1','1','1','1','1','1']</text:p>
          </table:table-cell>
          <table:table-cell table:formula="of:=COM.MICROSOFT.CONCAT(&quot;['&quot;;[.C45];&quot;']&quot;)" office:value-type="string" office:string-value="['@SiO','gasTemp','#SiO','gasTemp','av','cosmicRad','Density','gas SiO','@CH3OH','@SiO','gasTemp','#SiO','@SiO','gasTemp']" calcext:value-type="string">
            <text:p>['@SiO','gasTemp','#SiO','gasTemp','av','cosmicRad','Density','gas SiO','@CH3OH','@SiO','gasTemp','#SiO','@SiO','gasTemp']</text:p>
          </table:table-cell>
          <table:table-cell table:formula="of:=COM.MICROSOFT.CONCAT(&quot;['&quot;;[.D45];&quot;']&quot;)" office:value-type="string" office:string-value="['1','1','1','1','1','0','1','1','1','1','1','1','1','1']" calcext:value-type="string">
            <text:p>['1','1','1','1','1','0','1','1','1','1','1','1','1','1']</text:p>
          </table:table-cell>
          <table:table-cell table:number-columns-repeated="16380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C Shock'.A30:'C Shock'.D43 'C Shock'.A1:'C Shock'.E26">
            <calcext:condition calcext:apply-style-name="Untitled1" calcext:value="=&quot;cosmicRad&quot;" calcext:base-cell-address="'C Shock'.A1"/>
            <calcext:condition calcext:apply-style-name="Untitled4" calcext:value="=&quot;gasTemp&quot;" calcext:base-cell-address="'C Shock'.A1"/>
            <calcext:condition calcext:apply-style-name="Untitled6" calcext:value="=&quot;Time&quot;" calcext:base-cell-address="'C Shock'.A1"/>
            <calcext:condition calcext:apply-style-name="Untitled13" calcext:value="=&quot;bulk CH3OH&quot;" calcext:base-cell-address="'C Shock'.A1"/>
            <calcext:condition calcext:apply-style-name="Untitled14" calcext:value="=&quot;bulk SiO&quot;" calcext:base-cell-address="'C Shock'.A1"/>
            <calcext:condition calcext:apply-style-name="Untitled15" calcext:value="=&quot;gas SiO&quot;" calcext:base-cell-address="'C Shock'.A1"/>
            <calcext:condition calcext:apply-style-name="Untitled16" calcext:value="=&quot;gas CH3OH&quot;" calcext:base-cell-address="'C Shock'.A1"/>
            <calcext:condition calcext:apply-style-name="Untitled17" calcext:value="=&quot;surface CH3OH&quot;" calcext:base-cell-address="'C Shock'.A1"/>
            <calcext:condition calcext:apply-style-name="Untitled18" calcext:value="=&quot;surface SiO&quot;" calcext:base-cell-address="'C Shock'.A1"/>
            <calcext:condition calcext:apply-style-name="Untitled19" calcext:value="=&quot;Density&quot;" calcext:base-cell-address="'C Shock'.A1"/>
            <calcext:condition calcext:apply-style-name="Untitled20" calcext:value="=&quot;av&quot;" calcext:base-cell-address="'C Shock'.A1"/>
          </calcext:conditional-format>
        </calcext:conditional-formats>
      </table:table>
      <table:named-expressions/>
      <table:database-ranges>
        <table:database-range table:name="__Anonymous_Sheet_DB__0" table:target-range-address="'Hot Core'.A1:'Hot Core'.E51" table:display-filter-buttons="true">
          <table:filter>
            <table:filter-and>
              <table:filter-condition loext:data-type="text-color" table:value="window-font-color" table:operator="=" table:field-number="4"/>
            </table:filter-and>
          </table:filter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C Shock'.A1:'C Shock'.E26" table:display-filter-buttons="true">
          <table:sort>
            <table:sort-by table:field-number="0" table:data-type="automatic"/>
            <table:sort-by table:field-number="2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7b3ca"/>
    </style:style>
    <style:style style:name="Untitled2" style:family="table-cell" style:parent-style-name="Default">
      <style:table-cell-properties fo:background-color="#b3cac7"/>
    </style:style>
    <style:style style:name="Untitled3" style:family="table-cell" style:parent-style-name="Default">
      <style:table-cell-properties fo:background-color="#bf819e"/>
    </style:style>
    <style:style style:name="Untitled4" style:family="table-cell" style:parent-style-name="Default">
      <style:table-cell-properties fo:background-color="#b3cac7"/>
    </style:style>
    <style:style style:name="Untitled5" style:family="table-cell" style:parent-style-name="Default">
      <style:table-cell-properties fo:background-color="#bf819e"/>
    </style:style>
    <style:style style:name="Untitled6" style:family="table-cell" style:parent-style-name="Default">
      <style:table-cell-properties fo:background-color="#b4c7dc"/>
    </style:style>
    <style:style style:name="Untitled7" style:family="table-cell" style:parent-style-name="Default">
      <style:table-cell-properties fo:background-color="#fff5ce"/>
    </style:style>
    <style:style style:name="Untitled8" style:family="table-cell" style:parent-style-name="Default">
      <style:table-cell-properties fo:background-color="#ffd8ce"/>
    </style:style>
    <style:style style:name="Untitled9" style:family="table-cell" style:parent-style-name="Default">
      <style:table-cell-properties fo:background-color="#f7d1d5"/>
    </style:style>
    <style:style style:name="Untitled10" style:family="table-cell" style:parent-style-name="Default">
      <style:table-cell-properties fo:background-color="#f6f9d4"/>
    </style:style>
    <style:style style:name="Untitled11" style:family="table-cell" style:parent-style-name="Default">
      <style:table-cell-properties fo:background-color="#dde8cb"/>
    </style:style>
    <style:style style:name="Untitled12" style:family="table-cell" style:parent-style-name="Default">
      <style:table-cell-properties fo:background-color="#ffdbb6"/>
    </style:style>
    <style:style style:name="Untitled13" style:family="table-cell" style:parent-style-name="Default">
      <style:table-cell-properties fo:background-color="#ffffa6"/>
    </style:style>
    <style:style style:name="Untitled14" style:family="table-cell" style:parent-style-name="Default">
      <style:table-cell-properties fo:background-color="#ffb66c"/>
    </style:style>
    <style:style style:name="Untitled15" style:family="table-cell" style:parent-style-name="Default">
      <style:table-cell-properties fo:background-color="#ffa6a6"/>
    </style:style>
    <style:style style:name="Untitled16" style:family="table-cell" style:parent-style-name="Default">
      <style:table-cell-properties fo:background-color="#bf819e"/>
    </style:style>
    <style:style style:name="Untitled17" style:family="table-cell" style:parent-style-name="Default">
      <style:table-cell-properties fo:background-color="#729fcf"/>
    </style:style>
    <style:style style:name="Untitled18" style:family="table-cell" style:parent-style-name="Default">
      <style:table-cell-properties fo:background-color="#afd095"/>
    </style:style>
    <style:style style:name="Untitled19" style:family="table-cell" style:parent-style-name="Default">
      <style:table-cell-properties fo:background-color="#dde8cb"/>
    </style:style>
    <style:style style:name="Untitled20" style:family="table-cell" style:parent-style-name="Default">
      <style:table-cell-properties fo:background-color="#dee6e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1:02:44.864764493</meta:creation-date>
    <dc:date>2024-07-08T15:48:08.974639947</dc:date>
    <meta:editing-duration>PT4H45M</meta:editing-duration>
    <meta:editing-cycles>41</meta:editing-cycles>
    <meta:generator>LibreOffice/7.6.7.2$Linux_X86_64 LibreOffice_project/60$Build-2</meta:generator>
    <meta:document-statistic meta:table-count="2" meta:cell-count="544" meta:object-count="0"/>
  </office:meta>
</office:document-meta>
</file>